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4480" officeooo:paragraph-rsid="00054480"/>
    </style:style>
    <style:style style:name="P2" style:family="paragraph" style:parent-style-name="Standard">
      <style:text-properties officeooo:rsid="000c1a85" officeooo:paragraph-rsid="000c1a85"/>
    </style:style>
    <style:style style:name="P3" style:family="paragraph" style:parent-style-name="Text_20_body">
      <style:paragraph-properties fo:margin-top="0cm" fo:margin-bottom="0cm" loext:contextual-spacing="false"/>
    </style:style>
    <style:style style:name="T1" style:family="text">
      <style:text-properties style:font-name="sans-serif" fo:font-size="15pt"/>
    </style:style>
    <style:style style:name="T2" style:family="text">
      <style:text-properties style:font-name="sans-serif" fo:font-size="15pt" officeooo:rsid="00054480"/>
    </style:style>
    <style:style style:name="T3" style:family="text">
      <style:text-properties officeooo:rsid="00054480"/>
    </style:style>
    <style:style style:name="T4" style:family="text">
      <style:text-properties fo:color="#ce181e" officeooo:rsid="000708c2"/>
    </style:style>
    <style:style style:name="T5" style:family="text">
      <style:text-properties fo:color="#ce181e" officeooo:rsid="00054480"/>
    </style:style>
    <style:style style:name="T6" style:family="text">
      <style:text-properties fo:color="#ce181e" style:font-name="sans-serif" fo:font-size="15pt" fo:font-style="italic" style:font-style-asian="italic" style:font-style-complex="italic"/>
    </style:style>
    <style:style style:name="T7" style:family="text">
      <style:text-properties fo:color="#ce181e" fo:font-style="italic" style:font-style-asian="italic" style:font-style-complex="italic"/>
    </style:style>
    <style:style style:name="T8" style:family="text">
      <style:text-properties fo:color="#ce181e" officeooo:rsid="000a19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ink com formularios EAD</text:span></text:p>
      <text:p text:style-name="P1"><text:span text:style-name="T1"/></text:p>
      <text:p text:style-name="Standard"><text:a xlink:type="simple" xlink:href="https://uab.ufsc.br/formularios-2/" text:style-name="Internet_20_link" text:visited-style-name="Visited_20_Internet_20_Link"><text:span text:style-name="T1">https://uab.ufsc.br/formularios-2/</text:span></text:a></text:p>
      <text:p text:style-name="Standard"><text:span text:style-name="T1"/></text:p>
      <text:p text:style-name="P2"><text:span text:style-name="T1">Acordao TCU</text:span></text:p>
      <text:p text:style-name="P2"><text:span text:style-name="T1">https://pesquisa.apps.tcu.gov.br/#/documento/acordao-completo/AC-1075-16%252F19-P/%2520/DTRELEVANCIA%2520desc%252C%2520NUMACORDAOINT%2520desc/0/%2520?uuid=e4eb19e0-eb08-11ea-88c4-89192050d164</text:span></text:p>
      <text:p text:style-name="Standard"><text:span text:style-name="T1"/></text:p>
      <text:p text:style-name="Standard"><text:span text:style-name="T1"/></text:p>
      <text:p text:style-name="Standard"><text:span text:style-name="T1">52.3ITENS NÃO FINANCIÁVEIS Não serão permitidos, em nenhuma hipótese: </text:span>•<text:span text:style-name="T1">Pagamentos de pró-labore, consultoria, gratificação, assistência técnica ou qualquer outro tipo de remuneração para professores visitantes, ou não visitantes, ministrarem cursos, seminários ou aulas, apresentarem trabalhos, participarem de bancas examinadoras ou de trabalhos de campo com recursos deste programa; </text:span>•<text:span text:style-name="T6">Pagamentos de serviços de terceiros </text:span><text:span text:style-name="T7">–</text:span><text:span text:style-name="T6">pessoa física </text:span><text:span text:style-name="T7">–</text:span><text:span text:style-name="T6">para cobrir despesas que caracterizem contratos de longa duração, vínculo empregatício;</text:span><text:span text:style-name="T1"> e </text:span>•<text:span text:style-name="T1">Aquisição de material permanente (itens de capital), incluindo licença vitalícia de software e/ou respectiva atualização</text:span></text:p>
      <text:p text:style-name="Standard"><text:span text:style-name="T1"/></text:p>
      <text:p text:style-name="Standard"><text:span text:style-name="T1"/></text:p>
      <text:p text:style-name="Standard"><text:span text:style-name="T1"/></text:p>
      <text:p text:style-name="Standard"><text:span text:style-name="T1">17/05/2019 </text:span><text:span text:style-name="T2">Questionamento CAPES:</text:span></text:p>
      <text:p text:style-name="Standard"><text:span text:style-name="T1"/></text:p>
      <text:p text:style-name="Standard"><text:span text:style-name="T1"/></text:p>
      <text:p text:style-name="Text_20_body"><text:span text:style-name="T1">É o seguinte o acórdão do Tribunal de Contas da União sobre as determinações à Capes e a Ufsc sobre irregularidades auditadas no programa de ensino a distância e concessão de bolsas de estudos, entre 2012 e 2017:</text:span></text:p>
      <text:p text:style-name="Text_20_body"><text:span text:style-name="Emphasis">“VISTOS, relatados e discutidos estes autos de auditoria de conformidade realizada junto à Universidade Federal de Santa Catarina e à Fundação de Amparo à Pesquisa e Extensão Universitária (Fapeu), no âmbito da Fiscalização de Orientação Centralizada (FOC) sobre a execução do Sistema Universidade Aberta do Brasil (UAB); </text:span></text:p>
      <text:p text:style-name="Text_20_body"><text:span text:style-name="Emphasis">ACORDAM os Ministros do Tribunal de Contas da União, reunidos em sessão do Plenário, ante as razões expostas pelo relator, em:  9.1. determinar à Coordenação de Aperfeiçoamento de Pessoal de </text:span><text:soft-page-break/><text:span text:style-name="Emphasis">Nível Superior (Capes), com fulcro no art. 43, inciso I, da Lei 8.443/92 c/c art. 250, inciso II, do Regimento Interno do TCU, que, no prazo de 180 dias, examine as irregularidades a seguir caracterizadas e adote medidas corretivas:</text:span></text:p>
      <text:p text:style-name="Text_20_body"><text:span text:style-name="Emphasis">9.1.1. pagamento de 2.195 bolsas de professor pesquisador/formador e tutor a distância, com recursos do Programa UAB, concedidas entre 1º/1/2012 e 30/6/2017, para pessoas que não possuem registros nos sistemas internos da UFSC (controles acadêmicos e/ou Moodle) necessários para comprovar a prestação das atividades inerentes a função da bolsa recebida, bem como não foram apresentados documentos que comprovem atividades ligadas ao Sistema UAB, no montante de R$ 2.320.050,00, o que afronta os arts. 5º, inciso III, alínea “g”, 7º e 9º da Resolução CD/FNDE 26/2009 e 62 e 63 da Lei 4.320/1964;</text:span><text:span text:style-name="Emphasis"><text:span text:style-name="T3">[</text:span></text:span><text:span text:style-name="Emphasis"><text:span text:style-name="T5">[[Foram ignorados os documentos comprobatórios de atividades anexados ao processo pela defesa de Sonia]]]</text:span></text:span></text:p>
      <text:p text:style-name="Text_20_body"><text:span text:style-name="Emphasis">9.1.2. pagamento de 127 bolsas do Sistema UAB, no período de janeiro/2015 a março/2017, totalizando R$ 140.670,00, a quarenta pessoas que receberam, concomitantemente, bolsas por meio de projetos/contratos firmados entre a UFSC e a Fapeu, custeados com recursos provenientes da Capes, FNDE ou CNPq, o que afronta os arts. 1º, § 3º, da Lei 11.273/2006, 9º, §§ 1º, 2º e 3º, da Resolução CD/FNDE 26/2009 e 5º, capute parágrafo único, da Portaria/Capes 183/2016; </text:span><text:span text:style-name="Emphasis"><text:span text:style-name="T3">[</text:span></text:span><text:span text:style-name="Emphasis"><text:span text:style-name="T5">[ Necessário os nomes e funçoes para qualquer argumentação pois existe Decreto Capes especifico permitindo acumulo de bolsas em alguns casos]]] <text:s/>Necessário averiguar se as diferentes bolsas tem mesma origem de fomento. </text:span></text:span></text:p>
      <text:p text:style-name="Text_20_body"><text:span text:style-name="Emphasis">9.1.3. pagamento de bolsas com recursos oriundos de verbas de custeio do Programa UAB, no âmbito do Contrato 164/2014, celebrado entre a UFSC e a Fapeu, no período de 11/9/2014 a 31/5/2016, em afronta às disposições contidas nos arts. 1º e 3º da Lei 11.273/2006, art. 3º do Decreto 825/1993 e nos itens 6.1 e 6.2 do Edital Capes 75/2014;</text:span><text:span text:style-name="Emphasis"><text:span text:style-name="T4">[[os artigos citados não falam explicitamente e proibição de bolsas com verbas de custeio- implicando em fato interpretativo. A interpretação utilizada para o pagamento <text:s/>é ancorada numa prática já instituida pela FAPEU para outros projetos. Caso isto seja questionado pode se firmar um termo de ajuste de conduta.</text:span></text:span></text:p>
      <text:p text:style-name="Text_20_body"><text:span text:style-name="Emphasis">9.1.4. pagamento de bolsas em valores superiores ao limite estabelecido no art. 9º da Resolução CD/FNDE 26/2009 e no art. 4º da Portaria Capes 183/2016 (R$ 2.000,00, pagos mensalmente de março/2015 a setembro/2015 e de fevereiro/2016 a agosto/2016, a Jimena de Mello Heredia, totalizando R$ 28.000,00; R$ 1.850,00, pagos mensalmente de maio/2015 a maio/2016, a Francielli Schuelter, totalizando R$ 25.900,00; R$ 1.870,00 pagos a Rafael Feijo Vieira Vecchietti, em março/2015; e R$ 1.600,00, pagos a Daniel Francisco Miranda, em janeiro/2017);</text:span><text:span text:style-name="Emphasis"><text:span text:style-name="T4">[[ Quem fez a solicitação de serviços , Coordenação de Cursos (presta serviço a dois cursos) quem decide a forma de contratação é ( por termo contratual) a FAPEU </text:span></text:span><text:span text:style-name="Emphasis"><text:span text:style-name="T8">]]---Não existe documento que a ligue ao pedido. Com relação à realização das atividades, os relatórios enviados pelos coordenadores atestam a realização das atividades. <text:s/>Mais do que isto estão de acordo com os limites CAPES, pois os limtes CAPES são estabelecidos para <text:s/>uma carga horária de 20 horas semanais, enquanto que o montante se destina a 40 horas semanais. Quanto aos outros é necessário se perguntar a FAPEU, pois <text:s/>investigar se este recebimento não correspondem a mais bolsas cujo pagamento se deu de forma acumulada.</text:span></text:span></text:p>
      <text:p text:style-name="Text_20_body"><text:soft-page-break/><text:span text:style-name="Emphasis">9.2. determinar à Universidade Federal de Santa Catarina (UFSC), com fulcro no art. 43, inciso I, da Lei 8.443/92 c/c art. 250, inciso II, do Regimento Interno do TCU, no prazo de 90 dias, que:</text:span></text:p>
      <text:p text:style-name="Text_20_body"><text:span text:style-name="Emphasis">9.2.1. discipline a fiscalização de projetos de pesquisa, ensino e extensão e de desenvolvimento institucional, científico e tecnológico firmados com base na Lei 8.958/1994, de forma a dar efetivo cumprimento ao art. 11, § 1º, do Decreto 7.423/2010 e garantir que o acompanhamento da execução das despesas incorridas demonstre a adequação aos ditames legais às finalidades do programa financiador dos projetos;</text:span></text:p>
      <text:p text:style-name="Text_20_body"><text:span text:style-name="Emphasis">9.2.2. dê ampla publicidade dos contratos firmados com suas fundações de apoio, haja vista o princípio da publicidade insculpido no art. 37 da Constituição Federal, na Lei de Acesso à Informação (Lei 12.527, art. 6º, inciso I) e nos ditames do art. 12, § 1º,inciso V, e § 2º, do Decreto 7.423/2010;</text:span></text:p>
      <text:p text:style-name="Text_20_body"><text:span text:style-name="Emphasis">9.2.3. divulgue de forma individualizada as despesas que envolvam mais de um centro de custos, observe a cronologia de pagamentos e abstenha-se de apresentar listagem consolidada de despesas;</text:span></text:p>
      <text:p text:style-name="Text_20_body"><text:span text:style-name="Emphasis">9.3. determinar a autuação de processo apartado, do tipo representação, para que seja apurado eventual superfaturamento existente nos contratos de locação de veículos com motoristas celebrados com as empresas AJC Viagens e Turismo e S.A Tour Viagens e Turismo por meio de recursos descentralizados no âmbito do Sistema UAB para a Universidade Federal de Santa Catarina (UFSC), desde 2012, e executado pela Fundação de Amparo à Pesquisa e Extensão Universitária (Fapeu);</text:span><text:span text:style-name="Emphasis"><text:span text:style-name="T4">{{Questionamentos efetuados no ambito do processo penal]]</text:span></text:span></text:p>
      <text:p text:style-name="Text_20_body"><text:span text:style-name="Emphasis"/></text:p>
      <text:p text:style-name="Text_20_body"><text:span text:style-name="Emphasis">9.4. encaminhar cópia desta deliberação ao Fundo Nacional de Desenvolvimento da Educação (FNDE);</text:span></text:p>
      <text:p text:style-name="Text_20_body"><text:span text:style-name="Emphasis">9.5. juntar cópia desta deliberação ao TC 020.515/2017-0, que consolida os resultados da FOC Universidade Aberta.</text:span></text:p>
      <text:p text:style-name="Text_20_body"><text:span text:style-name="Emphasis">10. Ata n° 16/2019 – Plenário.</text:span></text:p>
      <text:p text:style-name="Text_20_body"><text:span text:style-name="Emphasis">11. Data da Sessão: 15/5/2019 – Ordinária.</text:span></text:p>
      <text:p text:style-name="Text_20_body"><text:span text:style-name="Emphasis">12. Código eletrônico para localização na página do TCU na Internet: AC-1075-16/19-P.</text:span></text:p>
      <text:p text:style-name="Text_20_body"><text:span text:style-name="Emphasis">13. Especificação do quórum:</text:span></text:p>
      <text:p text:style-name="Text_20_body"><text:span text:style-name="Emphasis">13.1. Ministros presentes: José Mucio Monteiro (Presidente), Walton Alencar Rodrigues (Relator), Benjamin Zymler, Aroldo Cedraz, Raimundo Carreiro, Ana Arraes e Bruno Dantas.</text:span></text:p>
      <text:p text:style-name="Text_20_body"><text:span text:style-name="Emphasis">13.2. Ministros-Substitutos presentes: Marcos Bemquerer Costa e Weder de Oliveira.”</text:span></text:p>
      <text:p text:style-name="Text_20_body">​<text:a xlink:type="simple" xlink:href="https://www.nsctotal.com.br/colunistas/moacir-pereira/tcu-manda-capes-apurar-irregularidades-na-ufsc" text:style-name="Internet_20_link" text:visited-style-name="Visited_20_Internet_20_Link"><text:span text:style-name="Strong_20_Emphasis">Leia também: TCU manda Capes apurar irregularidades na UFSC</text:span></text:a>​</text:p>
      <text:p text:style-name="P3">Temas:</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0T16:30:44.917899976</meta:creation-date>
    <dc:date>2020-08-30T19:05:56.879849779</dc:date>
    <meta:editing-duration>PT3M57S</meta:editing-duration>
    <meta:editing-cycles>1</meta:editing-cycles>
    <meta:document-statistic meta:table-count="0" meta:image-count="0" meta:object-count="0" meta:page-count="3" meta:paragraph-count="28" meta:word-count="1109" meta:character-count="7496" meta:non-whitespace-character-count="6404"/>
    <meta:generator>LibreOffice/6.0.7.3$Linux_X86_64 LibreOffice_project/00m0$Build-3</meta:generator>
  </office:meta>
</office:document-meta>
</file>